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35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4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2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5/10/12, 5/24/12</text:p>
          </table:table-cell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ce3" office:value-type="date" office:date-value="2012-06-24">
            <text:p>06/24/12</text:p>
          </table:table-cell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Patters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O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2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Cabbage</text:p>
          </table:table-cell>
          <table:table-cell office:value-type="string">
            <text:p>Storage #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2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2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2">
          <table:table-cell office:value-type="string">
            <text:p>Radish</text:p>
          </table:table-cell>
          <table:table-cell office:value-type="string">
            <text:p>Red mea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2" office:value-type="date" office:date-value="2012-07-01">
            <text:p>07/01/12</text:p>
          </table:table-cell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2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5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7/25/12, 8/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2">
          <table:table-cell office:value-type="string">
            <text:p>Leeks</text:p>
          </table:table-cell>
          <table:table-cell office:value-type="string">
            <text:p>King Richa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2">
          <table:table-cell office:value-type="string">
            <text:p>Leeks</text:p>
          </table:table-cell>
          <table:table-cell office:value-type="string">
            <text:p>Bandi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2">
          <table:table-cell office:value-type="string">
            <text:p>Shallots</text:p>
          </table:table-cell>
          <table:table-cell office:value-type="string">
            <text:p>Ambiti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2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4/6/12, 4/13/12, 4/20/12, 4/27/12</text:p>
          </table:table-cell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2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2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" office:value-type="date" office:date-value="2012-04-23">
            <text:p>04/23/12</text:p>
          </table:table-cell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2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2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string">
            <text:p>None</text:p>
          </table:table-cell>
          <table:table-cell table:number-columns-repeated="3"/>
          <table:table-cell table:style-name="ce4"/>
          <table:table-cell table:number-columns-repeated="22"/>
        </table:table-row>
        <table:table-row table:style-name="ro2">
          <table:table-cell office:value-type="string">
            <text:p>Winter Squa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2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2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2">
          <table:table-cell office:value-type="string">
            <text:p>Parsnips</text:p>
          </table:table-cell>
          <table:table-cell office:value-type="string">
            <text:p>Javeli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table:style-name="ce3" office:value-type="date" office:date-value="2012-04-25">
            <text:p>04/25/12</text:p>
          </table:table-cell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string">
            <text:p>Celeriac</text:p>
          </table:table-cell>
          <table:table-cell office:value-type="string">
            <text:p>Mar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table:style-name="ce3" office:value-type="date" office:date-value="2012-03-08">
            <text:p>03/08/12</text:p>
          </table:table-cell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2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2" table:number-rows-repeated="1048518">
          <table:table-cell table:number-columns-repeated="37"/>
        </table:table-row>
        <table:table-row table:style-name="ro2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2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2-22T12:12:10</dc:date>
    <dc:creator>Jericho </dc:creator>
    <meta:editing-duration>PT20H10M44S</meta:editing-duration>
    <meta:editing-cycles>35</meta:editing-cycles>
    <meta:document-statistic meta:table-count="1" meta:cell-count="996" meta:object-count="0"/>
  </office:meta>
</office:document-meta>
</file>